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officeooo:paragraph-rsid="000d6ecb"/>
    </style:style>
    <style:style style:name="P3" style:family="paragraph" style:parent-style-name="Standard">
      <style:text-properties officeooo:rsid="000f4f5b" officeooo:paragraph-rsid="000f4f5b"/>
    </style:style>
    <style:style style:name="T1" style:family="text">
      <style:text-properties officeooo:rsid="000b7efa"/>
    </style:style>
    <style:style style:name="T2" style:family="text">
      <style:text-properties officeooo:rsid="000d1577"/>
    </style:style>
    <style:style style:name="T3" style:family="text">
      <style:text-properties officeooo:rsid="000d6ecb"/>
    </style:style>
    <style:style style:name="T4" style:family="text">
      <style:text-properties officeooo:rsid="000f4f5b"/>
    </style:style>
    <style:style style:name="T5" style:family="text">
      <style:text-properties officeooo:rsid="00114d68"/>
    </style:style>
    <style:style style:name="T6" style:family="text">
      <style:text-properties officeooo:rsid="00127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lus Marcos</text:p>
      <text:p text:style-name="P3"/>
      <text:p text:style-name="Standard"><text:span text:style-name="T1">2) </text:span>Metodologia do trabalho</text:p>
      <text:p text:style-name="P1"/>
      <text:p text:style-name="P1">Inicialmente, utilize a base de dados que você vem utilizando no decorrer das</text:p>
      <text:p text:style-name="P1">atividades da disciplina. Aplique as estratégias de aprendizado Boosting e Bagging,</text:p>
      <text:p text:style-name="P1">vistas em sala de aula, para as bases de dados do seu problema (original + versões),</text:p>
      <text:p text:style-name="P1">contendo 10, 15 e 20 classificadores base. Para tal, utilize todos os 4 algoritmos vistos</text:p>
      <text:p text:style-name="P1">em sala de aula: AD, NB, k-NN e MLP. Então monte duas tabelas (ver Figura 1), uma</text:p>
      <text:p text:style-name="P1">para Bagging e uma para Boosting, no seguinte formato:</text:p>
      <text:p text:style-name="P1"/>
      <text:p text:style-name="P1">i. Os resultados foram melhores que os individuais?</text:p>
      <text:p text:style-name="P1"><text:tab/><text:span text:style-name="T2">Sim</text:span></text:p>
      <text:p text:style-name="P1"/>
      <text:p text:style-name="P1">ii. Qual algoritmo que mais melhorou e menos melhorou com o uso de comitê?</text:p>
      <text:p text:style-name="P1"><text:tab/><text:span text:style-name="T2">O que mais melhorou foi a AD eu que menos melhorou foi o knn</text:span></text:p>
      <text:p text:style-name="P1"/>
      <text:p text:style-name="P1">iii. 2.3. Existiu um padrão de comportamento entre os algoritmos de</text:p>
      <text:p text:style-name="P2">classificação? </text:p>
      <text:p text:style-name="P2"><text:span text:style-name="T3"><text:tab/>Sim, o Naive Bayes por exemplo, a cada nova versão da base de dados ele diminuía a precisão.</text:span></text:p>
      <text:p text:style-name="P2"/>
      <text:p text:style-name="P2">Qual foi o tamanho com melhor desempenho para o Bagging? <text:span text:style-name="T5">20</text:span></text:p>
      <text:p text:style-name="P2">ii. Qual foi o tamanho com melhor desempenho para o Boosting? <text:span text:style-name="T6">10</text:span></text:p>
      <text:p text:style-name="P2">iii. Foi possível detectar algum padrão de comportamento para estas duas</text:p>
      <text:p text:style-name="P2">estratégias de aprendizado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2:03:24.698056093</meta:creation-date>
    <dc:date>2021-08-15T15:48:39.059656769</dc:date>
    <meta:editing-duration>PT1H2M1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91" meta:character-count="1094" meta:non-whitespace-character-count="918"/>
  </office:meta>
</office:document-meta>
</file>